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E170000349CCAA0958C.svm"/>
  <manifest:file-entry manifest:media-type="" manifest:full-path="Pictures/2000000700002C3D00000F183A22037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Arial"/>
    </style:style>
    <style:style style:name="P9" style:family="paragraph" style:parent-style-name="Text_20_body">
      <style:text-properties fo:font-variant="normal" fo:text-transform="none" fo:color="#212529" style:font-name="Times New Roman" fo:font-size="12pt" fo:letter-spacing="normal" fo:font-style="normal" fo:font-weight="bold" style:font-size-asian="14pt" style:font-size-complex="14pt"/>
    </style:style>
    <style:style style:name="P10" style:family="paragraph" style:parent-style-name="Text_20_body">
      <style:text-properties fo:font-variant="normal" fo:text-transform="none" fo:color="#212529" style:font-name="Times New Roman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12529" style:font-name="Times New Roman" fo:font-size="14pt" fo:letter-spacing="normal" fo:language="ru" fo:country="RU" fo:font-style="normal" fo:font-weight="normal" style:font-size-asian="14pt" style:font-size-complex="14pt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fo:font-size="18pt" style:font-size-asian="18pt" style:font-size-complex="18pt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Heading">
      <style:paragraph-properties fo:text-align="center" style:justify-single-word="false"/>
      <style:text-properties style:font-name="Times New Roman"/>
    </style:style>
    <style:style style:name="P16" style:family="paragraph" style:parent-style-name="Text_20_body">
      <style:paragraph-properties fo:margin-top="0cm" fo:margin-bottom="0.007cm"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212529" style:font-name="Times New Roman" fo:font-size="12pt" fo:letter-spacing="normal" fo:font-style="normal" fo:font-weight="normal" fo:background-color="transparent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text-align="start" style:justify-single-word="false" fo:break-before="page"/>
      <style:text-properties style:font-name="Times New Roman" fo:font-size="18pt" style:font-size-asian="18pt" style:font-size-complex="18pt"/>
    </style:style>
    <style:style style:name="P25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26" style:family="paragraph" style:parent-style-name="Heading_20_1">
      <style:paragraph-properties fo:text-align="start" style:justify-single-word="false" fo:break-before="page"/>
      <style:text-properties fo:font-size="18pt" style:font-size-asian="18pt" style:font-size-complex="18pt"/>
    </style:style>
    <style:style style:name="P27" style:family="paragraph" style:parent-style-name="Text_20_body" style:list-style-name="L3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.212cm" fo:orphans="2" fo:widows="2"/>
      <style:text-properties style:font-name="Times New Roman"/>
    </style:style>
    <style:style style:name="P29" style:family="paragraph" style:parent-style-name="Text_20_body" style:list-style-name="L3">
      <style:paragraph-properties fo:margin-top="0cm" fo:margin-bottom="0.212cm" fo:orphans="2" fo:widows="2"/>
      <style:text-properties style:font-name="Times New Roman" fo:font-size="14pt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.212cm" fo:orphans="2" fo:widows="2"/>
      <style:text-properties fo:font-variant="normal" fo:text-transform="none" fo:color="#212529" style:font-name="Times New Roman" fo:font-size="12pt" fo:letter-spacing="normal" fo:font-style="normal" fo:font-weight="normal"/>
    </style:style>
    <style:style style:name="P31" style:family="paragraph" style:parent-style-name="Text_20_body" style:list-style-name="L2">
      <style:paragraph-properties fo:margin-top="0cm" fo:margin-bottom="0.212cm" fo:orphans="2" fo:widows="2"/>
      <style:text-properties fo:font-variant="normal" fo:text-transform="none" fo:color="#212529" style:font-name="Times New Roman" fo:font-size="12pt" fo:letter-spacing="normal" fo:font-style="normal" fo:font-weight="normal"/>
    </style:style>
    <style:style style:name="P32" style:family="paragraph" style:parent-style-name="Text_20_body" style:list-style-name="L3">
      <style:paragraph-properties fo:margin-top="0cm" fo:margin-bottom="0.212cm" fo:orphans="2" fo:widows="2"/>
      <style:text-properties fo:font-variant="normal" fo:text-transform="none" fo:color="#212529" style:font-name="Times New Roman" fo:font-size="14pt" fo:letter-spacing="normal" fo:language="ru" fo:country="RU" fo:font-style="normal" fo:font-weight="norm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.212cm" fo:orphans="2" fo:widows="2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333333" fo:font-size="12pt" fo:letter-spacing="normal" fo:font-style="normal" fo:font-weight="normal"/>
    </style:style>
    <style:style style:name="T4" style:family="text">
      <style:text-properties fo:font-variant="normal" fo:text-transform="none" style:font-name="Times New Roman" fo:font-size="14pt" fo:font-style="normal" style:font-size-asian="14pt" style:font-size-complex="14pt"/>
    </style:style>
    <style:style style:name="T5" style:family="text">
      <style:text-properties fo:font-variant="normal" fo:text-transform="none" fo:color="#212529" fo:letter-spacing="normal" fo:font-style="normal" fo:font-weight="normal"/>
    </style:style>
    <style:style style:name="T6" style:family="text">
      <style:text-properties fo:font-variant="normal" fo:text-transform="none" fo:color="#212529" fo:letter-spacing="normal" fo:language="ru" fo:country="RU" fo:font-style="normal" fo:font-weight="normal"/>
    </style:style>
    <style:style style:name="T7" style:family="text">
      <style:text-properties fo:font-variant="normal" fo:text-transform="none" fo:color="#212529" fo:letter-spacing="normal" fo:language="en" fo:country="US" fo:font-style="normal" fo:font-weight="normal"/>
    </style:style>
    <style:style style:name="T8" style:family="text">
      <style:text-properties fo:font-variant="normal" fo:text-transform="none" fo:color="#212529" fo:font-size="12pt" fo:letter-spacing="normal" fo:font-style="normal" fo:font-weight="normal"/>
    </style:style>
    <style:style style:name="T9" style:family="text">
      <style:text-properties fo:font-variant="normal" fo:text-transform="none" fo:color="#212529" style:font-name="Times New Roman" fo:font-size="12pt" fo:letter-spacing="normal" fo:font-style="normal" fo:font-weight="normal"/>
    </style:style>
    <style:style style:name="T10" style:family="text">
      <style:text-properties fo:font-variant="normal" fo:text-transform="none" fo:color="#212529" style:font-name="Times New Roman" fo:letter-spacing="normal" fo:font-style="normal" fo:font-weight="bold"/>
    </style:style>
    <style:style style:name="T11" style:family="text">
      <style:text-properties fo:font-variant="normal" fo:text-transform="none" fo:color="#212529" style:font-name="Times New Roman" fo:font-size="14pt" fo:letter-spacing="normal" fo:font-style="normal" fo:font-weight="bold" style:font-size-asian="14pt" style:font-size-complex="14pt"/>
    </style:style>
    <style:style style:name="T12" style:family="text">
      <style:text-properties fo:font-variant="normal" fo:text-transform="none" fo:color="#212529" style:font-name="Times New Roman" fo:font-size="14pt" fo:letter-spacing="normal" fo:language="ru" fo:country="RU" fo:font-style="normal" fo:font-weight="normal" style:font-size-asian="14pt" style:font-size-complex="14pt"/>
    </style:style>
    <style:style style:name="T13" style:family="text">
      <style:text-properties fo:font-variant="normal" fo:text-transform="none" fo:color="#e83e8c" style:font-name="Times New Roman" fo:font-size="10.5pt" fo:letter-spacing="normal" fo:font-style="normal" fo:font-weight="normal"/>
    </style:style>
    <style:style style:name="T14" style:family="text">
      <style:text-properties fo:font-size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language="ru" fo:country="RU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НАУКИ И ВЫСШЕГО ОБРАЗОВАНИЯ РОССИЙСКОЙ ФЕДЕРАЦИИ</text:p>
      <text:p text:style-name="P1"/>
      <text:p text:style-name="P8"><text:span text:style-name="T3">федеральное государственное автономное образовательное учреждение высшего образования «Национальный исследовательский университет ИТМО»</text:span> </text:p>
      <text:p text:style-name="P1"/>
      <text:p text:style-name="P1">ФАКУЛЬТЕТ <text:span text:style-name="T1">ПРОГРАММНОЙ ИНЖЕНЕРИИ И КОМПЬЮТЕРНОЙ ТЕХНИКИ</text:span> </text:p>
      <text:p text:style-name="P1"/>
      <text:p text:style-name="P1"/>
      <text:p text:style-name="P2">ЛАБОРАТОРНАЯ РАБОТА №<text:span text:style-name="T1">3</text:span></text:p>
      <text:p text:style-name="P4">по дисциплине</text:p>
      <text:p text:style-name="P4">«ПРОГРАММИРОВАНИЕ»<text:line-break/></text:p>
      <text:p text:style-name="P1"><text:span text:style-name="T15">Вариант № </text:span><text:span text:style-name="T4">67565</text:span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:</text:p>
      <text:p text:style-name="P5">Студент группы <text:span text:style-name="T2">P3116</text:span></text:p>
      <text:p text:style-name="P6">Козодой Андрей Сергеевич</text:p>
      <text:p text:style-name="P3">Преподаватель:</text:p>
      <text:p text:style-name="P17">Письмак Алексей Евгеньевич</text:p>
      <text:p text:style-name="P6"/>
      <text:p text:style-name="P6"/>
      <text:p text:style-name="P6"/>
      <text:p text:style-name="P7"/>
      <text:p text:style-name="P7"/>
      <text:p text:style-name="P7">Санкт-Петербург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1">Оглавление</text:p>
          </text:index-title>
          <text:p text:style-name="P22">Задание<text:tab/>3</text:p>
          <text:p text:style-name="P22">Диаграмма классов<text:tab/>4</text:p>
          <text:p text:style-name="P22">Исходный код<text:tab/>5</text:p>
          <text:p text:style-name="P22">Результат работы программы<text:tab/>6</text:p>
          <text:p text:style-name="P22">Вывод<text:tab/>7</text:p>
        </text:index-body>
      </text:table-of-content>
      <text:p text:style-name="P1"/>
      <text:h text:style-name="P24" text:outline-level="1">Задание</text:h>
      <text:p text:style-name="P9"><text:span text:style-name="T16">Построить объектную модель по описанию</text:span><text:span text:style-name="T14"> предметной области:</text:span></text:p>
      <text:p text:style-name="P20">Да, это было совсем не то, что Кристофер Робин ожидал увидеть. И чем больше он глядел на "Плавучего Медведя" тем больше он думал о том, какой же храбрый и умный медведь Винни-Пух, но чем больше Кристофер Робин думал об этом, тем скромнее глядел Пух в землю, стараясь сделать вид, что это не он.</text:p>
      <text:p text:style-name="P10"/>
      <text:p text:style-name="P18"><text:span text:style-name="Strong_20_Emphasis"><text:span text:style-name="T10">Программа должна удовлетворять следующим требованиям:</text:span></text:span></text:p>
      <text:list xml:id="list6560471952568976023" text:style-name="L1">
        <text:list-item>
          <text:p text:style-name="P28"><text:span text:style-name="T8">Доработанная модель должна соответствовать </text:span>принципам SOLID<text:span text:style-name="T8">.</text:span></text:p>
        </text:list-item>
        <text:list-item>
          <text:p text:style-name="P30">Программа должна содержать как минимум два интерфейса и один абстрактный класс (номенклатура должна быть согласована с преподавателем).</text:p>
        </text:list-item>
        <text:list-item>
          <text:p text:style-name="P33"><text:span text:style-name="T9">В разработанных классах должны быть переопределены методы </text:span><text:span text:style-name="Source_20_Text"><text:span text:style-name="T13">equals()</text:span></text:span><text:span text:style-name="T9">, </text:span><text:span text:style-name="Source_20_Text"><text:span text:style-name="T13">toString()</text:span></text:span><text:span text:style-name="T9"> и </text:span><text:span text:style-name="Source_20_Text"><text:span text:style-name="T13">hashCode()</text:span></text:span><text:span text:style-name="T9">.</text:span></text:p>
        </text:list-item>
        <text:list-item>
          <text:p text:style-name="P30">Программа должна содержать как минимум один перечисляемый тип (enum).</text:p>
        </text:list-item>
      </text:list>
      <text:p text:style-name="P19"><text:bookmark text:name="yui_patched_v3_11_0_1_1480291165378_1011"/><text:bookmark text:name="yui_patched_v3_11_0_1_1480291165378_1010"/><text:span text:style-name="Strong_20_Emphasis"><text:span text:style-name="T11">Порядок выполнения работы:</text:span></text:span></text:p>
      <text:list xml:id="list1581855588039541090" text:style-name="L2">
        <text:list-item>
          <text:p text:style-name="P31"><text:bookmark text:name="yui_patched_v3_11_0_1_1480291165378_1040"/>Доработать объектную модель приложения.</text:p>
        </text:list-item>
        <text:list-item>
          <text:p text:style-name="P31">Перерисовать диаграмму классов в соответствии с внесёнными в модель изменениями.</text:p>
        </text:list-item>
        <text:list-item>
          <text:p text:style-name="P31"><text:bookmark text:name="yui_patched_v3_11_0_1_1480291165378_1039"/>Согласовать с преподавателем изменения, внесённые в модель.</text:p>
        </text:list-item>
        <text:list-item>
          <text:p text:style-name="P31">Модифицировать программу в соответствии с внесёнными в модель изменениями.</text:p>
        </text:list-item>
      </text:list>
      <text:p text:style-name="P18"/>
      <text:h text:style-name="P23" text:outline-level="1">Диаграмма классов</text:h>
      <text:p text:style-name="Text_20_body"><draw:frame draw:style-name="fr2" draw:name="Графический объект2" text:anchor-type="paragraph" svg:width="16.999cm" svg:height="7.091cm" draw:z-index="1"><draw:image xlink:href="Pictures/2000000700007E170000349CCAA0958C.svm" xlink:type="simple" xlink:show="embed" xlink:actuate="onLoad"/></draw:frame></text:p>
      <text:h text:style-name="P26" text:outline-level="1">Исходный код</text:h>
      <text:p text:style-name="P16">https://github.com/Deyzer2566/Lab_ITMO/tree/main/3</text:p>
      <text:h text:style-name="P25" text:outline-level="1">Результат работы программы</text:h>
      <text:p text:style-name="P13"><draw:frame draw:style-name="fr1" draw:name="Графический объект1" text:anchor-type="paragraph" svg:width="17.11cm" svg:height="5.838cm" draw:z-index="0"><draw:image xlink:href="Pictures/2000000700002C3D00000F183A22037F.svm" xlink:type="simple" xlink:show="embed" xlink:actuate="onLoad"/></draw:frame></text:p>
      <text:h text:style-name="P25" text:outline-level="1">Вывод</text:h>
      <text:p text:style-name="P12"><text:span text:style-name="T17">Во <text:s/>время выполнения работы <text:s/>я</text:span><text:span text:style-name="T12">:</text:span></text:p>
      <text:list xml:id="list3035609401217711068" text:style-name="L3">
        <text:list-item>
          <text:p text:style-name="P27"><text:span text:style-name="T6">Ознакомился с принципом объектно-ориентированного программирования SOLID, понятием абстрактного класса, интерфейса, перечисления в </text:span><text:span text:style-name="T7">Java</text:span><text:span text:style-name="T6">;</text:span></text:p>
        </text:list-item>
        <text:list-item>
          <text:p text:style-name="P29"><text:span text:style-name="T6">Узнал особенности</text:span><text:span text:style-name="T5"> реализации наследования в Java;</text:span></text:p>
        </text:list-item>
        <text:list-item>
          <text:p text:style-name="P32">Реализовал собственные интерфейсы;</text:p>
        </text:list-item>
      </text:list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15M11S</meta:editing-duration>
    <meta:editing-cycles>66</meta:editing-cycles>
    <meta:generator>OpenOffice/4.1.3$Win32 OpenOffice.org_project/413m1$Build-9783</meta:generator>
    <dc:date>2022-11-27T21:05:46.13</dc:date>
    <dc:creator>Андрей </dc:creator>
    <meta:document-statistic meta:table-count="0" meta:image-count="2" meta:object-count="0" meta:page-count="7" meta:paragraph-count="41" meta:word-count="250" meta:character-count="1950"/>
    <meta:user-defined meta:name="Info 1"/>
    <meta:user-defined meta:name="Info 2"/>
    <meta:user-defined meta:name="Info 3"/>
    <meta:user-defined meta:name="Info 4"/>
  </office:meta>
</office:document-meta>
</file>